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D000001CD0223A251236454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middle" style:vertical-rel="pag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9.7cm" svg:height="17.53cm" draw:z-index="0">
        <draw:image xlink:href="Pictures/100002010000030D000001CD0223A25123645451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27:00.338000000</meta:creation-date>
    <dc:date>2019-10-14T13:29:33.167000000</dc:date>
    <meta:editing-duration>PT12S</meta:editing-duration>
    <meta:editing-cycles>1</meta:editing-cycles>
    <meta:generator>LibreOffice/6.2.3.2$Windows_X86_64 LibreOffice_project/aecc05fe267cc68dde00352a451aa867b3b546a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